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01615d9" officeooo:paragraph-rsid="001615d9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 officeooo:rsid="001615d9" officeooo:paragraph-rsid="001615d9"/>
    </style:style>
    <style:style style:name="P3" style:family="paragraph" style:parent-style-name="Header">
      <style:paragraph-properties fo:text-align="center" style:justify-single-word="false"/>
      <style:text-properties style:font-name="Arial" officeooo:rsid="00ea9191" officeooo:paragraph-rsid="00ea9191"/>
    </style:style>
    <style:style style:name="P4" style:family="paragraph" style:parent-style-name="Header">
      <style:paragraph-properties fo:text-align="center" style:justify-single-word="false"/>
      <style:text-properties style:font-name="Arial" officeooo:rsid="00288b93" officeooo:paragraph-rsid="00288b93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e85ff" officeooo:paragraph-rsid="003a5ff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3a5ff7" officeooo:paragraph-rsid="003a5ff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2e85ff" officeooo:paragraph-rsid="003a5ff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3a5ff7" officeooo:paragraph-rsid="003a5ff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9f8810" officeooo:paragraph-rsid="00ac983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40668c" officeooo:paragraph-rsid="0040668c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normal" officeooo:rsid="00ced988" officeooo:paragraph-rsid="00c9dcb4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3a5ff7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3a5ff7" officeooo:paragraph-rsid="003a5ff7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officeooo:rsid="002e85ff" officeooo:paragraph-rsid="002e85ff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weight="normal" officeooo:rsid="00ab8213" officeooo:paragraph-rsid="00ab8213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3a5ff7" officeooo:paragraph-rsid="003a5ff7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53cce0" officeooo:paragraph-rsid="0053cce0" style:font-weight-asian="bold" style:font-weight-complex="bold"/>
    </style:style>
    <style:style style:name="P18" style:family="paragraph" style:parent-style-name="Standard" style:list-style-name="L2">
      <style:paragraph-properties fo:text-align="justify" style:justify-single-word="false"/>
      <style:text-properties fo:font-style="normal" fo:font-weight="normal" officeooo:rsid="00ab8213" officeooo:paragraph-rsid="00ab8213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style="normal" fo:font-weight="normal" officeooo:rsid="00d7db8c" officeooo:paragraph-rsid="00ab8213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fo:font-style="normal" fo:font-weight="normal" officeooo:rsid="00d7db8c" officeooo:paragraph-rsid="00f4fd71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font-style="normal" fo:font-weight="normal" officeooo:rsid="00a134f9" officeooo:paragraph-rsid="00a134f9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fo:font-style="normal" fo:font-weight="normal" officeooo:rsid="00a134f9" officeooo:paragraph-rsid="00b2a74d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font-style="normal" fo:font-weight="normal" officeooo:rsid="00f218c2" officeooo:paragraph-rsid="00ff5284" style:font-style-asian="normal" style:font-weight-asian="normal" style:font-style-complex="normal" style:font-weight-complex="normal"/>
    </style:style>
    <style:style style:name="T1" style:family="text">
      <style:text-properties officeooo:rsid="002e85ff"/>
    </style:style>
    <style:style style:name="T2" style:family="text">
      <style:text-properties officeooo:rsid="0040654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e85ff" style:font-weight-asian="normal" style:font-weight-complex="normal"/>
    </style:style>
    <style:style style:name="T5" style:family="text">
      <style:text-properties fo:font-weight="normal" officeooo:rsid="003a5ff7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afa4df" style:font-style-asian="italic" style:font-style-complex="italic"/>
    </style:style>
    <style:style style:name="T8" style:family="text">
      <style:text-properties fo:font-style="italic" officeooo:rsid="00d7db8c" style:font-style-asian="italic" style:font-style-complex="italic"/>
    </style:style>
    <style:style style:name="T9" style:family="text">
      <style:text-properties fo:font-style="italic" officeooo:rsid="00f2c084" style:font-style-asian="italic" style:font-style-complex="italic"/>
    </style:style>
    <style:style style:name="T10" style:family="text">
      <style:text-properties fo:font-style="italic" officeooo:rsid="00b6b239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d7db8c" style:font-style-asian="normal" style:font-style-complex="normal"/>
    </style:style>
    <style:style style:name="T14" style:family="text">
      <style:text-properties fo:font-style="normal" officeooo:rsid="00dd5c57" style:font-style-asian="normal" style:font-style-complex="normal"/>
    </style:style>
    <style:style style:name="T15" style:family="text">
      <style:text-properties officeooo:rsid="00540409"/>
    </style:style>
    <style:style style:name="T16" style:family="text">
      <style:text-properties officeooo:rsid="009f8810"/>
    </style:style>
    <style:style style:name="T17" style:family="text">
      <style:text-properties style:text-position="super 58%"/>
    </style:style>
    <style:style style:name="T18" style:family="text">
      <style:text-properties officeooo:rsid="00afa4df"/>
    </style:style>
    <style:style style:name="T19" style:family="text">
      <style:text-properties officeooo:rsid="00b2a74d"/>
    </style:style>
    <style:style style:name="T20" style:family="text">
      <style:text-properties style:text-underline-style="solid" style:text-underline-width="auto" style:text-underline-color="font-color" officeooo:rsid="00eed0a9"/>
    </style:style>
    <style:style style:name="T21" style:family="text">
      <style:text-properties officeooo:rsid="00f218c2"/>
    </style:style>
    <style:style style:name="T22" style:family="text">
      <style:text-properties officeooo:rsid="00f28176"/>
    </style:style>
    <style:style style:name="T23" style:family="text">
      <style:text-properties officeooo:rsid="00f2c084"/>
    </style:style>
    <style:style style:name="T24" style:family="text">
      <style:text-properties style:text-underline-style="none" officeooo:rsid="00eed0a9"/>
    </style:style>
    <style:style style:name="T25" style:family="text">
      <style:text-properties officeooo:rsid="00f733a1"/>
    </style:style>
    <style:style style:name="T26" style:family="text">
      <style:text-properties officeooo:rsid="00b6b2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3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RABALHO: <text:span text:style-name="T15">CRIAÇÃO DE UM SERVIDOR LINUX PARA ESCOLAS (PARTE 2)</text:span></text:p>
      <text:p text:style-name="P7"/>
      <text:p text:style-name="P8">INSTRUÇÕES:</text:p>
      <text:p text:style-name="P5"/>
      <text:list xml:id="list7672555569812206669" text:style-name="L1">
        <text:list-item>
          <text:p text:style-name="P12"><text:span text:style-name="T5">O</text:span><text:span text:style-name="T4">s exercícios abaixo deverão ser feitos dentro do terminal do Linux</text:span></text:p>
        </text:list-item>
        <text:list-item>
          <text:p text:style-name="P13">Os exercícios estão, em sua maioria, dependentes um dos outros. Ou seja, o segundo depende do primeiro, o terceiro do segundo, e assim sucessivamente.</text:p>
        </text:list-item>
        <text:list-item>
          <text:p text:style-name="P16">Deverá ser entregue um relatório, até a data final especificada, contendo a sequência de comandos que vocês digitaram para realizar cada item do trabalho. <text:line-break/><text:span text:style-name="T3">A sequência de comandos poderá ser um </text:span><text:span text:style-name="T11">screenshot</text:span><text:span text:style-name="T3"> da tela de terminal com os comandos que vocês utilizaram. </text:span></text:p>
        </text:list-item>
        <text:list-item>
          <text:p text:style-name="P17">Os comandos deverão ser explicados, bem como o significado de seus parâmetros.</text:p>
        </text:list-item>
      </text:list>
      <text:p text:style-name="P6"/>
      <text:p text:style-name="P9">Esse trabalho é uma continuação do trabalho do 2<text:span text:style-name="T17">o</text:span>. Bimestre!</text:p>
      <text:p text:style-name="P6"/>
      <text:p text:style-name="P8"><text:span text:style-name="T15">ESPECIFICAÇÃO</text:span>:</text:p>
      <text:list xml:id="list6067450537906158461" text:style-name="L2">
        <text:list-header>
          <text:p text:style-name="P14"/>
        </text:list-header>
        <text:list-item>
          <text:p text:style-name="P18"><text:span text:style-name="T16">N</text:span>a máquina <text:span text:style-name="T6">servidor</text:span>, exporte a pasta <text:span text:style-name="T6">/server </text:span>por meio do Sistema de Arquivos NFS.</text:p>
          <text:p text:style-name="P15"><text:span text:style-name="T12"><text:line-break/></text:span><text:span text:style-name="T13">Na configuração, certifique-se de que as pastas de </text:span><text:span text:style-name="T8">/server </text:span><text:span text:style-name="T13">exportem os</text:span><text:span text:style-name="T8"> UID’s e GUID’s </text:span><text:span text:style-name="T13">dos usuários </text:span><text:span text:style-name="T14">e que deverá ser dado acesso de leitura e escrita.</text:span></text:p>
          <text:p text:style-name="P19"/>
        </text:list-item>
        <text:list-item>
          <text:p text:style-name="P21"><text:span text:style-name="T23">Na máquina máquina </text:span><text:span text:style-name="T6">cliente, </text:span><text:span text:style-name="T23">configure o arquivo </text:span><text:span text:style-name="T9">/etc/fstab</text:span><text:span text:style-name="T23"> para que a pasta </text:span><text:span text:style-name="T7">/server</text:span><text:span text:style-name="T18"> do servidor seja montada automaticamente na pasta </text:span><text:span text:style-name="T7">/mnt/server</text:span><text:span text:style-name="T18"> do cliente quando algum usuário se logar. Essa pasta deverá ser montada com permissão de leitura-e-escrita.</text:span></text:p>
          <text:p text:style-name="P21"/>
          <text:p text:style-name="P22"><text:span text:style-name="T23">Dica: Pesquise o manual com “</text:span><text:span text:style-name="T9">man fstab”</text:span><text:span text:style-name="T23"> <text:s/>e “</text:span><text:span text:style-name="T9">man nfs” </text:span><text:span text:style-name="T23">para</text:span><text:span text:style-name="T9"> </text:span><text:span text:style-name="T23">mais informações sobre como fazê-lo.</text:span></text:p>
          <text:p text:style-name="P22"><text:line-break/><text:span text:style-name="T19">Nota: tome cuidado com o IP do servidor, pois ele pode mudar a cada inicialização da máquina. Não é para você se preocupar com isso (ainda); para este trabalho, apenas configure o cliente e o servidor uma vez.</text:span></text:p>
          <text:p text:style-name="P22"/>
        </text:list-item>
        <text:list-item>
          <text:p text:style-name="P20">Modifique o script de criação de novos usuários para que seja criada na pasta <text:span text:style-name="T6">/server</text:span> uma pasta de mesmo <text:span text:style-name="T21">nome do login </text:span>do <text:span text:style-name="T22">novo</text:span> usuário. </text:p>
          <text:p text:style-name="P20"/>
          <text:p text:style-name="P23">Essa pasta deverá possuir permissões de leitura/escrita/execução apenas para o usuário, e nenhuma outra permissão para o grupo ou demais usuários.</text:p>
          <text:p text:style-name="P23"/>
        </text:list-item>
        <text:list-item>
          <text:p text:style-name="P23"><text:span text:style-name="T26">Instale o servidor web </text:span><text:span text:style-name="T10">apache. </text:span><text:span text:style-name="T25">Instale o PHP e configure o servidor web para ser de </text:span><text:span text:style-name="T20">desenvolvimento.</text:span><text:span text:style-name="T24"> 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01615d9" officeooo:paragraph-rsid="001615d9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 officeooo:rsid="001615d9" officeooo:paragraph-rsid="001615d9"/>
    </style:style>
    <style:style style:name="MP3" style:family="paragraph" style:parent-style-name="Header">
      <style:paragraph-properties fo:text-align="center" style:justify-single-word="false"/>
      <style:text-properties style:font-name="Arial" officeooo:rsid="00ea9191" officeooo:paragraph-rsid="00ea9191"/>
    </style:style>
    <style:style style:name="MP4" style:family="paragraph" style:parent-style-name="Header">
      <style:paragraph-properties fo:text-align="center" style:justify-single-word="false"/>
      <style:text-properties style:font-name="Arial" officeooo:rsid="00288b93" officeooo:paragraph-rsid="00288b93"/>
    </style:style>
    <style:style style:name="MT1" style:family="text">
      <style:text-properties officeooo:rsid="002e85ff"/>
    </style:style>
    <style:style style:name="MT2" style:family="text">
      <style:text-properties officeooo:rsid="004065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nistério da Educação</text:p>
        <text:p text:style-name="MP2">Centro Federal de Educação Tecnológica Celso Suckow da Fonseca</text:p>
        <text:p text:style-name="MP2">UNED Nova Friburgo</text:p>
        <text:p text:style-name="MP3">Curso Técnico em Informática Integrado ao Ensino Médio</text:p>
        <text:p text:style-name="MP4">Disciplina <text:span text:style-name="MT1">de Sistemas Operacionais</text:span></text:p>
        <text:p text:style-name="MP4">Professor Bruno Policarpo <text:span text:style-name="MT2">Toledo Freita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03:08:54.457000000</meta:creation-date>
    <dc:date>2018-09-17T15:37:02.744896735</dc:date>
    <meta:editing-duration>PT23H47M6S</meta:editing-duration>
    <meta:editing-cycles>180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345" meta:character-count="2122" meta:non-whitespace-character-count="1796"/>
  </office:meta>
</office:document-meta>
</file>